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8pt" officeooo:rsid="004892d5" officeooo:paragraph-rsid="004892d5" style:font-size-asian="8pt" style:font-size-complex="8pt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a532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a532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>&lt;for each="o in objects.sorted(key=lambda voucher: voucher.force_number)"&gt;</text:placeholder></text:p>
      <text:p text:style-name="P11">Orden de Pago</text:p>
      <text:p text:style-name="P1"/>
      <text:p text:style-name="P1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Orden de pago N° </text:p>
          </table:table-cell>
          <table:table-cell table:style-name="Tabla2.B1" office:value-type="string">
            <text:p text:style-name="P22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4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4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4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4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4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4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7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9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6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8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display_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/>
          </table:table-cell>
          <table:table-cell table:style-name="Tabla3.A1" office:value-type="string">
            <text:p text:style-name="P14">FIRMAS</text:p>
          </table:table-cell>
          <table:table-cell table:style-name="Tabla3.A1" office:value-type="string">
            <text:p text:style-name="P12"><text:s/></text:p>
          </table:table-cell>
        </table:table-row>
      </table:table>
      <text:p text:style-name="P2"/>
      <text:p text:style-name="P2"/>
      <text:p text:style-name="P23"/>
      <text:p text:style-name="P26"/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4-07T11:36:40.696915157</dc:date>
    <meta:editing-duration>PT1H34M43S</meta:editing-duration>
    <meta:editing-cycles>40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3" meta:paragraph-count="36" meta:word-count="73" meta:character-count="835" meta:non-whitespace-character-count="79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